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table:style-name="Default" office:value-type="string">
            <text:p>tytuł polski do poprawy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 office:value-type="string">
            <text:p>przerwa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27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8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1">21.11.2024</text:date>, <text:time>11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7H21M18S</meta:editing-duration>
    <meta:editing-cycles>1313</meta:editing-cycles>
    <meta:generator>OpenOffice/4.1.15$Win32 OpenOffice.org_project/4115m2$Build-9813</meta:generator>
    <dc:date>2024-11-21T11:25:49.04</dc:date>
    <dc:creator>Paweł Dimitriu</dc:creator>
    <meta:document-statistic meta:table-count="3" meta:cell-count="4128" meta:object-count="0"/>
    <meta:user-defined meta:name="Info 1"/>
    <meta:user-defined meta:name="Info 2"/>
    <meta:user-defined meta:name="Info 3"/>
    <meta:user-defined meta:name="Info 4"/>
  </office:meta>
</office:document-meta>
</file>